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6E00000128BC8F996CFCBB1500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stroke-dash="Fine_20_Dashed" svg:stroke-color="#bd7cb5" draw:fill-color="#dfcce4" draw:opacity="50%" draw:textarea-horizontal-align="justify" draw:textarea-vertical-align="middle" draw:auto-grow-height="false" fo:min-height="7.85cm" fo:min-width="18.52cm"/>
    </style:style>
    <style:style style:name="gr2" style:family="graphic" style:parent-style-name="standard">
      <style:graphic-properties draw:stroke="dash" draw:stroke-dash="Fine_20_Dashed" draw:opacity="25%" draw:textarea-horizontal-align="justify" draw:textarea-vertical-align="middle" draw:auto-grow-height="false" fo:min-height="2.006cm" fo:min-width="2.456cm"/>
    </style:style>
    <style:style style:name="gr3" style:family="graphic" style:parent-style-name="standard">
      <style:graphic-properties draw:stroke="dash" draw:stroke-dash="Fine_20_Dashed" svg:stroke-color="#72bf44" draw:fill-color="#e0efd4" draw:opacity="100%" draw:textarea-horizontal-align="justify" draw:textarea-vertical-align="middle" draw:auto-grow-height="false" fo:min-height="2.007cm" fo:min-width="2.456cm"/>
    </style:style>
    <style:style style:name="gr4" style:family="graphic" style:parent-style-name="standard">
      <style:graphic-properties draw:stroke="dash" draw:stroke-dash="Fine_20_Dashed" svg:stroke-color="#808080" draw:fill-color="#cccccc" draw:textarea-horizontal-align="justify" draw:textarea-vertical-align="middle" draw:auto-grow-height="false" fo:min-height="2.008cm" fo:min-width="3.256cm"/>
    </style:style>
    <style:style style:name="gr5" style:family="graphic" style:parent-style-name="standard">
      <style:graphic-properties svg:stroke-color="#000000" draw:marker-end="Arrow" draw:textarea-vertical-align="middle"/>
    </style:style>
    <style:style style:name="gr6" style:family="graphic" style:parent-style-name="standard">
      <style:graphic-properties svg:stroke-color="#000000" draw:marker-start="Arrow" draw:marker-end="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55cm"/>
    </style:style>
    <style:style style:name="gr8" style:family="graphic" style:parent-style-name="standard">
      <style:graphic-properties draw:stroke="none" svg:stroke-color="#000000" draw:fill="none" draw:fill-color="#ffffff" fo:min-height="0.95cm"/>
    </style:style>
    <style:style style:name="gr9" style:family="graphic" style:parent-style-name="standard">
      <style:graphic-properties draw:stroke="none" svg:stroke-color="#000000" draw:fill="none" draw:fill-color="#ffffff" fo:min-height="0.45cm"/>
    </style:style>
    <style:style style:name="gr10" style:family="graphic" style:parent-style-name="objectwithoutfill">
      <style:graphic-properties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fo:min-height="0.631cm"/>
    </style:style>
    <style:style style:name="gr12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svg:stroke-color="#f9a870" draw:fill-color="#f9a870" draw:textarea-vertical-align="middle" draw:auto-grow-height="false" fo:min-height="0.326cm" fo:min-width="0.116cm" fo:wrap-option="wrap"/>
    </style:style>
    <style:style style:name="P1" style:family="paragraph">
      <loext:graphic-properties draw:fill-color="#dfcce4" draw:opacity="50%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opacity="25%"/>
      <style:paragraph-properties fo:text-align="center"/>
    </style:style>
    <style:style style:name="P4" style:family="paragraph">
      <loext:graphic-properties draw:fill-color="#e0efd4" draw:opacity="100%"/>
      <style:paragraph-properties fo:text-align="center"/>
      <style:text-properties fo:font-size="14pt" style:font-size-asian="14pt" style:font-size-complex="14pt"/>
    </style:style>
    <style:style style:name="P5" style:family="paragraph">
      <loext:graphic-properties draw:fill-color="#cccccc"/>
      <style:paragraph-properties fo:text-align="center"/>
    </style:style>
    <style:style style:name="P6" style:family="paragraph">
      <loext:graphic-properties draw:fill="none" draw:fill-color="#ffffff"/>
      <style:text-properties fo:font-size="11pt" style:font-size-asian="11pt" style:font-size-complex="11pt"/>
    </style:style>
    <style:style style:name="P7" style:family="paragraph">
      <loext:graphic-properties draw:fill="none" draw:fill-color="#ffffff"/>
      <style:paragraph-properties fo:text-align="center"/>
      <style:text-properties fo:font-size="11pt" style:font-size-asian="11pt" style:font-size-complex="11pt"/>
    </style:style>
    <style:style style:name="P8" style:family="paragraph">
      <loext:graphic-properties draw:fill="none" draw:fill-color="#ffffff"/>
      <style:text-properties fo:font-size="11pt" fo:font-weight="bold" style:font-size-asian="11pt" style:font-weight-asian="bold" style:font-size-complex="11pt" style:font-weight-complex="bold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-color="#f9a870"/>
      <style:paragraph-properties fo:text-align="center"/>
      <style:text-properties fo:font-size="9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1pt" style:font-size-asian="11pt" style:font-size-complex="11pt"/>
    </style:style>
    <style:style style:name="T4" style:family="text">
      <style:text-properties fo:font-size="11pt" fo:font-weight="bold" style:font-size-asian="11pt" style:font-weight-asian="bold" style:font-size-complex="11pt" style:font-weight-complex="bold"/>
    </style:style>
    <style:style style:name="T5" style:family="text">
      <style:text-properties fo:font-size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draw:layer="layout" svg:width="19.02cm" svg:height="8.1cm" svg:x="5.7cm" svg:y="4.5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xml:id="id4" draw:id="id4" draw:layer="layout" svg:width="3.2cm" svg:height="2.5cm" svg:x="6.2cm" svg:y="8.3cm">
          <text:p text:style-name="P2"><text:span text:style-name="T1">Brain4it</text:span></text:p>
          <text:p text:style-name="P2"><text:span text:style-name="T1">Manage</text:span>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4" xml:id="id3" draw:id="id3" draw:layer="layout" svg:width="3.2cm" svg:height="2.501cm" svg:x="11.401cm" svg:y="8.3cm">
          <text:p text:style-name="P2"><text:span text:style-name="T1">Brain4it</text:span></text:p>
          <text:p text:style-name="P2"><text:span text:style-name="T1">Serv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5" xml:id="id2" draw:id="id2" draw:layer="layout" svg:width="4cm" svg:height="2.502cm" svg:x="16.902cm" svg:y="8.3cm">
          <text:p text:style-name="P2"><text:span text:style-name="T1">Sentilo</text:span></text:p>
          <text:p text:style-name="P2"><text:span text:style-name="T2">Sensor/actuator</text:span></text:p>
          <text:p text:style-name="P2"><text:span text:style-name="T2">platform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svg:x1="23.16cm" svg:y1="9.55cm" svg:x2="20.902cm" svg:y2="9.551cm" draw:start-shape="id1" draw:start-glue-point="3" draw:end-shape="id2" draw:end-glue-point="1" svg:d="M23160 9550h-1128v1h-1130" svg:viewBox="0 0 2259 2">
          <text:p/>
        </draw:connector>
        <draw:connector draw:style-name="gr6" draw:text-style-name="P2" draw:layer="layout" svg:x1="16.902cm" svg:y1="9.551cm" svg:x2="14.601cm" svg:y2="9.55cm" draw:start-shape="id2" draw:start-glue-point="3" draw:end-shape="id3" draw:end-glue-point="1" svg:d="M16902 9551h-1150v-1h-1151" svg:viewBox="0 0 2302 2">
          <text:p/>
        </draw:connector>
        <draw:connector draw:style-name="gr6" draw:text-style-name="P2" draw:layer="layout" svg:x1="11.401cm" svg:y1="9.55cm" svg:x2="9.4cm" svg:y2="9.55cm" draw:start-shape="id3" draw:start-glue-point="3" draw:end-shape="id4" draw:end-glue-point="1" svg:d="M11401 9550h-2001" svg:viewBox="0 0 2002 1">
          <text:p/>
        </draw:connector>
        <draw:frame draw:style-name="gr7" draw:text-style-name="P6" draw:layer="layout" svg:width="2.4cm" svg:height="0.8cm" svg:x="9.3cm" svg:y="7.9cm">
          <draw:text-box>
            <text:p><text:span text:style-name="T3">Monitoring</text:span></text:p>
          </draw:text-box>
        </draw:frame>
        <draw:frame draw:style-name="gr8" draw:text-style-name="P7" draw:layer="layout" svg:width="2.7cm" svg:height="1.2cm" svg:x="14.4cm" svg:y="7.9cm">
          <draw:text-box>
            <text:p text:style-name="P2"><text:span text:style-name="T3">Read</text:span></text:p>
            <text:p text:style-name="P2"><text:span text:style-name="T3">HTTP GET</text:span></text:p>
          </draw:text-box>
        </draw:frame>
        <draw:frame draw:style-name="gr8" draw:text-style-name="P7" draw:layer="layout" svg:width="2.8cm" svg:height="1.2cm" svg:x="20.7cm" svg:y="7.9cm">
          <draw:text-box>
            <text:p text:style-name="P2"><text:span text:style-name="T3">Publish</text:span></text:p>
            <text:p text:style-name="P2"><text:span text:style-name="T3">HTTP PUT</text:span></text:p>
          </draw:text-box>
        </draw:frame>
        <draw:frame draw:style-name="gr9" draw:text-style-name="P8" draw:layer="layout" svg:width="2.1cm" svg:height="0.7cm" svg:x="22.4cm" svg:y="11.3cm">
          <draw:text-box>
            <text:p><text:span text:style-name="T4">Sensors</text:span></text:p>
          </draw:text-box>
        </draw:frame>
        <draw:connector draw:style-name="gr10" draw:text-style-name="P9" draw:layer="layout" svg:x1="13.001cm" svg:y1="8.3cm" svg:x2="9.9cm" svg:y2="6.4cm" draw:start-shape="id3" draw:start-glue-point="0" draw:end-shape="id5" draw:end-glue-point="1" svg:d="M13001 8300v-1900h-3101" svg:viewBox="0 0 3102 1901">
          <text:p/>
        </draw:connector>
        <draw:frame draw:style-name="gr11" draw:text-style-name="P6" draw:layer="layout" svg:width="3.007cm" svg:height="0.881cm" draw:transform="rotate (0.0232128790515246) translate (9.8cm 5.47cm)">
          <draw:text-box>
            <text:p><text:span text:style-name="T3">Email Sending</text:span></text:p>
          </draw:text-box>
        </draw:frame>
        <draw:frame draw:style-name="gr12" draw:text-style-name="P9" xml:id="id5" draw:id="id5" draw:layer="layout" svg:width="3.7cm" svg:height="3cm" svg:x="6.2cm" svg:y="4.9cm">
          <draw:image xlink:href="Pictures/100002010000016E00000128BC8F996CFCBB1500.png" xlink:type="simple" xlink:show="embed" xlink:actuate="onLoad">
            <text:p/>
          </draw:image>
        </draw:frame>
        <draw:g xml:id="id1" draw:id="id1">
          <draw:custom-shape draw:style-name="gr13" draw:text-style-name="P10" draw:layer="layout" svg:width="1.04cm" svg:height="1cm" svg:x="23.16cm" svg:y="9.05cm">
            <text:p text:style-name="P2"><text:span text:style-name="T5">s2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0" draw:layer="layout" svg:width="1.04cm" svg:height="1cm" svg:x="23.16cm" svg:y="10.15cm">
            <text:p text:style-name="P2"><text:span text:style-name="T5">s3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  <draw:custom-shape draw:style-name="gr13" draw:text-style-name="P10" draw:layer="layout" svg:width="1.04cm" svg:height="1cm" svg:x="23.16cm" svg:y="7.95cm">
            <text:p text:style-name="P2"><text:span text:style-name="T5">s1</text:span></text:p>
            <draw:enhanced-geometry svg:viewBox="0 0 21600 21600" draw:path-stretchpoint-x="10800" draw:path-stretchpoint-y="10800" draw:text-areas="?f24 ?f26 ?f25 ?f27" draw:type="col-60da8460" draw:modifiers="2000" draw:enhanced-path="M ?f14 ?f16 L ?f13 ?f19 ?f13 ?f18 ?f14 ?f17 ?f15 ?f17 ?f12 ?f18 ?f12 ?f19 ?f15 ?f16 S Z N M ?f4 ?f6 L ?f3 ?f9 ?f13 ?f19 ?f14 ?f16 Z M ?f5 ?f7 L ?f2 ?f8 ?f12 ?f18 ?f15 ?f17 Z N M ?f3 ?f9 L ?f3 ?f8 ?f13 ?f18 ?f13 ?f19 Z M ?f4 ?f7 L ?f5 ?f7 ?f15 ?f17 ?f14 ?f17 Z N M ?f3 ?f8 L ?f4 ?f7 ?f14 ?f17 ?f13 ?f18 Z N M ?f2 ?f8 L ?f2 ?f9 ?f12 ?f19 ?f12 ?f18 Z M ?f5 ?f6 L ?f4 ?f6 ?f14 ?f16 ?f15 ?f16 Z N M ?f2 ?f9 L ?f5 ?f6 ?f15 ?f16 ?f12 ?f19 Z N">
              <draw:equation draw:name="f0" draw:formula="10800/cos(pi/8)"/>
              <draw:equation draw:name="f1" draw:formula="?f0*sin(pi/8)"/>
              <draw:equation draw:name="f2" draw:formula="left"/>
              <draw:equation draw:name="f3" draw:formula="right"/>
              <draw:equation draw:name="f4" draw:formula="(right-10800)+?f1"/>
              <draw:equation draw:name="f5" draw:formula="(left+10800)-?f1"/>
              <draw:equation draw:name="f6" draw:formula="top"/>
              <draw:equation draw:name="f7" draw:formula="bottom"/>
              <draw:equation draw:name="f8" draw:formula="(bottom-10800)+?f1"/>
              <draw:equation draw:name="f9" draw:formula="(top+10800)-?f1"/>
              <draw:equation draw:name="f10" draw:formula="(10800-$0)/cos(pi/8)"/>
              <draw:equation draw:name="f11" draw:formula="?f10*sin(pi/8)"/>
              <draw:equation draw:name="f12" draw:formula="$0"/>
              <draw:equation draw:name="f13" draw:formula="right-$0"/>
              <draw:equation draw:name="f14" draw:formula="(right-10800)+?f11"/>
              <draw:equation draw:name="f15" draw:formula="(left+10800)-?f11"/>
              <draw:equation draw:name="f16" draw:formula="top+$0"/>
              <draw:equation draw:name="f17" draw:formula="bottom-$0"/>
              <draw:equation draw:name="f18" draw:formula="(bottom-10800)+?f11"/>
              <draw:equation draw:name="f19" draw:formula="(top+10800)-?f11"/>
              <draw:equation draw:name="f20" draw:formula="*sqrt(2)/2"/>
              <draw:equation draw:name="f21" draw:formula="((top-bottom)/2-2*$0)*sqrt(2)/2"/>
              <draw:equation draw:name="f22" draw:formula="?f12+(?f15-?f12)/2"/>
              <draw:equation draw:name="f23" draw:formula="?f16+(?f19-?f16)/2"/>
              <draw:equation draw:name="f24" draw:formula="left+?f22"/>
              <draw:equation draw:name="f25" draw:formula="right-?f22"/>
              <draw:equation draw:name="f26" draw:formula="top+?f23"/>
              <draw:equation draw:name="f27" draw:formula="bottom-?f23"/>
              <draw:handle draw:handle-position="$0 10800" draw:handle-range-x-minimum="0" draw:handle-range-x-maximum="10800"/>
            </draw:enhanced-geometry>
          </draw:custom-shape>
        </draw:g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ca" fo:country="E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8-07T10:33:46.238000000</meta:creation-date>
    <dc:date>2018-08-07T12:46:20.538000000</dc:date>
    <meta:editing-duration>PT56M32S</meta:editing-duration>
    <meta:editing-cycles>14</meta:editing-cycles>
    <meta:generator>LibreOffice/6.0.6.2$Windows_X86_64 LibreOffice_project/0c292870b25a325b5ed35f6b45599d2ea4458e77</meta:generator>
    <meta:document-statistic meta:object-count="18"/>
  </office:meta>
</office:document-meta>
</file>